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2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37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38" style:family="paragraph" style:parent-style-name="Text_20_body">
      <style:text-properties fo:font-size="14pt" officeooo:rsid="00a76bc7" officeooo:paragraph-rsid="009646b0" style:font-size-asian="14pt" style:font-size-complex="14pt"/>
    </style:style>
    <style:style style:name="P39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fo:font-size="14pt" fo:font-weight="normal" officeooo:rsid="0030b924" officeooo:paragraph-rsid="00e9626b" fo:background-color="transparent" style:font-size-asian="12.25pt" style:font-weight-asian="normal" style:font-size-complex="14pt" style:font-weight-complex="normal"/>
    </style:style>
    <style:style style:name="P41" style:family="paragraph" style:parent-style-name="Text_20_body">
      <style:text-properties officeooo:rsid="002c7f15"/>
    </style:style>
    <style:style style:name="P42" style:family="paragraph" style:parent-style-name="Text_20_body">
      <style:text-properties officeooo:rsid="00c652a9" officeooo:paragraph-rsid="00c652a9"/>
    </style:style>
    <style:style style:name="P43" style:family="paragraph" style:parent-style-name="Text_20_body">
      <style:text-properties officeooo:rsid="008793ca"/>
    </style:style>
    <style:style style:name="P44" style:family="paragraph" style:parent-style-name="Text_20_body">
      <style:text-properties officeooo:paragraph-rsid="00b78e4d"/>
    </style:style>
    <style:style style:name="P45" style:family="paragraph" style:parent-style-name="Text_20_body">
      <style:text-properties officeooo:rsid="00e7a69b" officeooo:paragraph-rsid="00ef600f"/>
    </style:style>
    <style:style style:name="P46" style:family="paragraph" style:parent-style-name="Text_20_body">
      <style:text-properties style:font-name="TIMES NEW ROMAN CYR" officeooo:paragraph-rsid="00559057"/>
    </style:style>
    <style:style style:name="P47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48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49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50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51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52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53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.3945in" style:auto-text-indent="false"/>
      <style:text-properties fo:font-size="14pt" officeooo:paragraph-rsid="003b0023" style:font-size-asian="14pt" style:font-size-complex="14pt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58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5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Text_20_body" style:list-style-name="L1">
      <style:text-properties officeooo:rsid="010fd865" officeooo:paragraph-rsid="010fd86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officeooo:rsid="001e8ff8"/>
    </style:style>
    <style:style style:name="T17" style:family="text">
      <style:text-properties officeooo:rsid="01335b65"/>
    </style:style>
    <style:style style:name="T18" style:family="text">
      <style:text-properties officeooo:rsid="013cb399"/>
    </style:style>
    <style:style style:name="T19" style:family="text">
      <style:text-properties officeooo:rsid="013e386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58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47">студент<text:span text:style-name="T9">а</text:span> <text:span text:style-name="T11">3</text:span> курсу </text:p>
      <text:p text:style-name="P48">спеціальності “<text:span text:style-name="T11">Економічна кібернетика</text:span>”</text:p>
      <text:p text:style-name="P49">Харченко Ю. Б.</text:p>
      <text:p text:style-name="P52"/>
      <text:p text:style-name="P50"/>
      <text:p text:style-name="P51">Науковий керівник: Мокрієв М. В., </text:p>
      <text:p text:style-name="P51">кандидат економічних наук, доцент</text:p>
      <text:p text:style-name="P50"/>
      <text:p text:style-name="P50"/>
      <text:p text:style-name="P36">Національна шкала </text:p>
      <text:p text:style-name="P35">Кількість балів </text:p>
      <text:p text:style-name="P52"/>
      <text:p text:style-name="P50"/>
      <text:p text:style-name="P50"/>
      <text:p text:style-name="P31">Члени комісії:__________________ /____________________</text:p>
      <text:p text:style-name="P34">(підпис)<text:tab/><text:tab/><text:tab/>(прізвище та ініціали)</text:p>
      <text:p text:style-name="P33">__________________ /____________________</text:p>
      <text:p text:style-name="P34">(підпис)<text:tab/><text:tab/><text:tab/>(прізвище та ініціали)</text:p>
      <text:p text:style-name="P33">__________________ /____________________</text:p>
      <text:p text:style-name="P34">(підпис)<text:tab/><text:tab/><text:tab/>(прізвище та ініціали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">КИЇВ-20<text:span text:style-name="T11">2</text:span>1</text:p>
      <text:p text:style-name="P57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2">ФАКУЛЬТЕТ <text:span text:style-name="T10">ІНФОРМАЦІЙНИХ ТЕХНОЛОГІЙ</text:span></text:p>
      <text:p text:style-name="P19">КАФЕДРА ІНФОРМАЦІЙНИХ СИСТЕМ І ТЕХНОЛОГІЙ</text:p>
      <text:p text:style-name="P16">ЛИСТ-ЗАВДАННЯ НА КУРСОВУ РОБОТУ</text:p>
      <text:p text:style-name="P10"/>
      <text:p text:style-name="P21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0"/>
      <text:p text:style-name="P9">Тема курсової роботи: ”<text:span text:style-name="T16">Облік внутрішньоофісних витрат</text:span>”</text:p>
      <text:p text:style-name="P11"/>
      <text:p text:style-name="P13">Завдання:</text:p>
      <text:p text:style-name="P11">1. __________________________________________________________</text:p>
      <text:p text:style-name="P11">2. __________________________________________________________</text:p>
      <text:p text:style-name="P11">3. __________________________________________________________</text:p>
      <text:p text:style-name="P11">4. __________________________________________________________</text:p>
      <text:p text:style-name="P11">5. __________________________________________________________</text:p>
      <text:p text:style-name="P11"/>
      <text:p text:style-name="P11"/>
      <text:p text:style-name="P13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5">Подання <text:span text:style-name="T10">ТЗ</text:span> <text:s/>на перевірку</text:p>
          </table:table-cell>
          <table:table-cell table:style-name="Таблиця2.A1" office:value-type="string">
            <text:p text:style-name="P27">Подано модель БД на перевірку</text:p>
          </table:table-cell>
          <table:table-cell table:style-name="Таблиця2.D1" office:value-type="string">
            <text:p text:style-name="P25">Подання готової роботи на реєстрацію та захист </text:p>
          </table:table-cell>
        </table:table-row>
        <table:table-row>
          <table:table-cell table:style-name="Таблиця2.A2" office:value-type="string">
            <text:p text:style-name="P26">Термін подання</text:p>
          </table:table-cell>
          <table:table-cell table:style-name="Таблиця2.A2" office:value-type="string">
            <text:p text:style-name="P23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23">15 березня 202<text:span text:style-name="T12">1</text:span>р.</text:p>
          </table:table-cell>
          <table:table-cell table:style-name="Таблиця2.D2" office:value-type="string">
            <text:p text:style-name="P23">26 квітня 202<text:span text:style-name="T12">1</text:span>р.</text:p>
          </table:table-cell>
        </table:table-row>
        <table:table-row>
          <table:table-cell table:style-name="Таблиця2.A2" office:value-type="string">
            <text:p text:style-name="P26">Дата подання</text:p>
          </table:table-cell>
          <table:table-cell table:style-name="Таблиця2.A2" office:value-type="string">
            <text:p text:style-name="P22"/>
          </table:table-cell>
          <table:table-cell table:style-name="Таблиця2.A2" office:value-type="string">
            <text:p text:style-name="P22"/>
          </table:table-cell>
          <table:table-cell table:style-name="Таблиця2.D2" office:value-type="string">
            <text:p text:style-name="P22"/>
          </table:table-cell>
        </table:table-row>
        <table:table-row>
          <table:table-cell table:style-name="Таблиця2.A2" office:value-type="string">
            <text:p text:style-name="P26">Підпис керівника</text:p>
          </table:table-cell>
          <table:table-cell table:style-name="Таблиця2.A2" office:value-type="string">
            <text:p text:style-name="P22"/>
          </table:table-cell>
          <table:table-cell table:style-name="Таблиця2.A2" office:value-type="string">
            <text:p text:style-name="P22"/>
          </table:table-cell>
          <table:table-cell table:style-name="Таблиця2.D2" office:value-type="string">
            <text:p text:style-name="P22"/>
          </table:table-cell>
        </table:table-row>
      </table:table>
      <text:p text:style-name="P15"/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14">Завдання видано:</text:p>
            <text:p text:style-name="P17">“___”_________20<text:span text:style-name="T10">2</text:span><text:span text:style-name="T12">1</text:span>р.</text:p>
            <text:p text:style-name="P18">Науковий керівник Мокрієв М. В., </text:p>
            <text:p text:style-name="P18">кандидат економічних наук, доцент_</text:p>
            <text:p text:style-name="P17">__________ / __________________/</text:p>
            <text:p text:style-name="P20"><text:s text:c="5"/>(підпис) <text:s text:c="28"/>(ПІБ)</text:p>
          </table:table-cell>
          <table:table-cell table:style-name="Таблиця10.A1" office:value-type="string">
            <text:p text:style-name="P24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28">Студент: <text:span text:style-name="T17">Харченко Ю. Б.</text:span></text:p>
            <text:p text:style-name="P28">_______________________ / ______________________/</text:p>
            <text:p text:style-name="P30"><text:s text:c="18"/>(підпис) <text:s text:c="60"/>(ПІБ)</text:p>
            <text:p text:style-name="P29">Із вимогами до виконання курсової роботи, що вказані у методичних вказівках, ознайомлена</text:p>
            <text:p text:style-name="P28">_______________________ / ______________________/</text:p>
            <text:p text:style-name="P30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54">Зміст</text:p>
          </text:index-title>
          <text:p text:style-name="P59"><text:a xlink:type="simple" xlink:href="#__RefHeading__4610_298259571" text:style-name="Index_20_Link" text:visited-style-name="Index_20_Link">Вступ<text:tab/>4</text:a></text:p>
          <text:p text:style-name="P59"><text:a xlink:type="simple" xlink:href="#__RefHeading___Toc949_3303768888" text:style-name="Index_20_Link" text:visited-style-name="Index_20_Link">Розділ1. <text:s/>ПОСТАНОВКА ЗАВДАННЯ<text:tab/>4</text:a></text:p>
          <text:p text:style-name="P60"><text:a xlink:type="simple" xlink:href="#__RefHeading___Toc937_3303768888" text:style-name="Index_20_Link" text:visited-style-name="Index_20_Link">1.1. Постановка вимог до автоматизованої інформаційної системи<text:tab/>7</text:a></text:p>
          <text:p text:style-name="P60"><text:a xlink:type="simple" xlink:href="#__RefHeading___Toc951_3303768888" text:style-name="Index_20_Link" text:visited-style-name="Index_20_Link">1.2. Аналіз використовуваного програмного забезпечення<text:tab/>7</text:a></text:p>
          <text:p text:style-name="P59"><text:a xlink:type="simple" xlink:href="#__RefHeading___Toc980_3303768888" text:style-name="Index_20_Link" text:visited-style-name="Index_20_Link">Розділ2. <text:s/>модель бази даних<text:tab/>8</text:a></text:p>
          <text:p text:style-name="P60"><text:a xlink:type="simple" xlink:href="#__RefHeading__4614_298259571" text:style-name="Index_20_Link" text:visited-style-name="Index_20_Link">2.1. _____________________________________________________<text:tab/>10</text:a></text:p>
          <text:p text:style-name="P60"><text:a xlink:type="simple" xlink:href="#__RefHeading__4616_298259571" text:style-name="Index_20_Link" text:visited-style-name="Index_20_Link">2.2. _____________________________________________________<text:tab/>10</text:a></text:p>
          <text:p text:style-name="P60"><text:a xlink:type="simple" xlink:href="#__RefHeading__4618_298259571" text:style-name="Index_20_Link" text:visited-style-name="Index_20_Link">2.3. _____________________________________________________<text:tab/>10</text:a></text:p>
          <text:p text:style-name="P59"><text:a xlink:type="simple" xlink:href="#__RefHeading___Toc982_3303768888" text:style-name="Index_20_Link" text:visited-style-name="Index_20_Link">Розділ3. <text:s/>об’єкти бази даних<text:tab/>11</text:a></text:p>
          <text:p text:style-name="P60"><text:a xlink:type="simple" xlink:href="#__RefHeading__4622_298259571" text:style-name="Index_20_Link" text:visited-style-name="Index_20_Link">3.1. _____________________________________________________<text:tab/>11</text:a></text:p>
          <text:p text:style-name="P60"><text:a xlink:type="simple" xlink:href="#__RefHeading__4624_298259571" text:style-name="Index_20_Link" text:visited-style-name="Index_20_Link">3.2. _____________________________________________________<text:tab/>12</text:a></text:p>
          <text:p text:style-name="P59"><text:a xlink:type="simple" xlink:href="#__RefHeading__4626_298259571" text:style-name="Index_20_Link" text:visited-style-name="Index_20_Link">Висновки<text:tab/>13</text:a></text:p>
          <text:p text:style-name="P59"><text:a xlink:type="simple" xlink:href="#__RefHeading__3003_1932307828" text:style-name="Index_20_Link" text:visited-style-name="Index_20_Link">Список використаних джерел<text:tab/>14</text:a></text:p>
        </text:index-body>
      </text:table-of-content>
      <text:p text:style-name="P37"/>
      <text:h text:style-name="P62" text:outline-level="1" text:is-list-header="true"><text:bookmark-start text:name="__RefHeading__4610_298259571"/>Вступ<text:bookmark-end text:name="__RefHeading__4610_298259571"/></text:h>
      <text:p text:style-name="Text_20_body">Курсова робота починається вступом (не менше 2 стор.), в якому треба</text:p>
      <text:p text:style-name="Text_20_body">відзначити актуальність обраної теми. У вступі необхідно зобразити проблему,</text:p>
      <text:p text:style-name="Text_20_body">що приводить до необхідності розробки і реалізації проекту щодо створення</text:p>
      <text:p text:style-name="Text_20_body">бази даних.</text:p>
      <text:p text:style-name="Text_20_body">Також у вступі потрібно подати опис об’єкту дослідження та предмету</text:p>
      <text:p text:style-name="Text_20_body">дослідження.</text:p>
      <text:p text:style-name="Text_20_body">Повинна бути сформульована мета роботи — вивчити..., обґрунтувати...,</text:p>
      <text:p text:style-name="Text_20_body">створити... Основною метою курсової роботи є дослідження особливостей</text:p>
      <text:p text:style-name="Text_20_body">проектування та реалізації баз даних за визначеним темою курсової роботи</text:p>
      <text:p text:style-name="Text_20_body">напрямком.</text:p>
      <text:p text:style-name="Text_20_body">У відповідності з метою роботи ставляться завдання (завдання</text:p>
      <text:p text:style-name="Text_20_body">передбачають конкретні результати, яких потрібно досягти): 1..., 2..., 3....</text:p>
      <text:p text:style-name="Text_20_body">Завдання пишуть в наказовій формі, використовуючи слова “Проаналізувати...”,</text:p>
      <text:p text:style-name="Text_20_body">“Дослідити...”, “Спроектувати...”, “Створити...”, “Провести тестування...” тощо.</text:p>
      <text:p text:style-name="Text_20_body">Вступ закінчується кількісним описом роботи: “Логіка роботи зумовила</text:p>
      <text:p text:style-name="Text_20_body">таку структуру курсової роботи: вступ, 3 розділи, висновки, списоквикористаних джерел із ... найменувань, ... додатків. Загальний обсяг ...</text:p>
      <text:p text:style-name="Text_20_body">сторінок.”</text:p>
      <text:h text:style-name="Heading_20_1" text:outline-level="1" text:restart-numbering="true" text:start-value="-1"><text:bookmark-start text:name="__RefHeading___Toc949_3303768888"/>ПОСТАНОВКА ЗАВДАННЯ<text:bookmark-end text:name="__RefHeading___Toc949_3303768888"/></text:h>
      <text:p text:style-name="Text_20_body">Перший розділ “Постановка завдання” (10-15 стор.) повинен містити</text:p>
      <text:p text:style-name="Text_20_body">постановку задачі проекту. В розділі повинно бути визначено мету і</text:p>
      <text:p text:style-name="Text_20_body"><text:soft-page-break/>призначення створення АІС, для якої проектується БД. Подається коротка</text:p>
      <text:p text:style-name="Text_20_body">характеристика особливостей предметної області дослідження та її вимог до</text:p>
      <text:p text:style-name="Text_20_body">інформаційного забезпечення, доцільно визначити основні джерела та приймачі</text:p>
      <text:p text:style-name="Text_20_body">інформації. Описуються друковані форми первинної інформації та звітності, що</text:p>
      <text:p text:style-name="Text_20_body">отримані під час обстеження предметної області. Також в даному розділі</text:p>
      <text:p text:style-name="Text_20_body">визначається перелік основних операцій з БД та наводиться їх короткий опис.</text:p>
      <text:p text:style-name="Text_20_body">За результатами виконання даного пункту також оформлюється технічне</text:p>
      <text:p text:style-name="Text_20_body">завдання (зразок наведено у додатку А). Технічне завдання узгоджується і</text:p>
      <text:p text:style-name="Text_20_body">підписується керівником курсової роботи. Технічне завдання і форми первинної</text:p>
      <text:p text:style-name="Text_20_body">та звітної документації наводяться в додатках до курсової. Також у розділі</text:p>
      <text:p text:style-name="Text_20_body">формуються основні вимоги до системи:</text:p>
      <text:p text:style-name="Text_20_body">• перелік основних функцій;</text:p>
      <text:p text:style-name="Text_20_body">• вимоги до технічних засобів;</text:p>
      <text:p text:style-name="Text_20_body">• вимоги до програмних засобів;</text:p>
      <text:p text:style-name="Text_20_body">• вимоги до надійності;</text:p>
      <text:p text:style-name="Text_20_body">• вимоги до сервісних засобів та обслуговуючих програм.</text:p>
      <text:p text:style-name="Text_20_body">Окремим пунктом потрібно обґрунтувати вибір технологічного</text:p>
      <text:p text:style-name="Text_20_body">інструментарію для реалізації проекту (Microsoft SQL Server, IBM DB2, Oracle</text:p>
      <text:p text:style-name="Text_20_body">MySQL тощо), дати йому коротку характеристику, провести <text:soft-page-break/>альтернативний</text:p>
      <text:p text:style-name="Text_20_body">огляд сучасного ринку технологій розробки і керування базами даних.</text:p>
      <text:p text:style-name="Text_20_body">Практична розробка повинна бути здійснена на серверній СУБД.</text:p>
      <text:p text:style-name="Text_20_body">Необхідно зробити порівняльний аналіз не менше трьох СУБД із</text:p>
      <text:p text:style-name="Text_20_body">визначенням СУБД для подальшої реалізації курсової роботи (див. Додаток Б).</text:p>
      <text:p text:style-name="Text_20_body">При виборі засобів реалізації дуже важливо вибрати СУБД, яка</text:p>
      <text:p text:style-name="Text_20_body">найбільшою мірою відповідає визначеним до інформаційної системи вимогам.</text:p>
      <text:p text:style-name="Text_20_body">При виборі СУБД можна брати до уваги такі чинники (зразок додаток Б,</text:p>
      <text:p text:style-name="Text_20_body">табл. Б.1):</text:p>
      <text:p text:style-name="Text_20_body">1. Максимальна кількість користувачів, що одночасно звертаються до</text:p>
      <text:p text:style-name="Text_20_body">бази.</text:p>
      <text:p text:style-name="Text_20_body">2. Характеристики клієнтського ПЗ.</text:p>
      <text:p text:style-name="Text_20_body">3. Апаратні компоненти сервера.</text:p>
      <text:p text:style-name="Text_20_body">4. Серверну операційну систему.</text:p>
      <text:p text:style-name="Text_20_body">5. Рівень кваліфікації персоналу.Другим варіантом є аналіз на основі етапів функціонування (зразок</text:p>
      <text:p text:style-name="Text_20_body">додаток Б, табл. Б.2):</text:p>
      <text:p text:style-name="Text_20_body">1. Конфігурація системи.</text:p>
      <text:p text:style-name="Text_20_body">2. Моніторинг.</text:p>
      <text:p text:style-name="Text_20_body">3. Налаштування.</text:p>
      <text:p text:style-name="Text_20_body">4. Обробка запитів.</text:p>
      <text:p text:style-name="Text_20_body">5. Розробка серверних і клієнтських модулів.</text:p>
      <text:p text:style-name="Text_20_body">Найбільш істотним критерієм для порівняння СУБД є експлуатаційні</text:p>
      <text:p text:style-name="Text_20_body">характеристик. Аналіз можна виконувати із використанням методу експертних</text:p>
      <text:p text:style-name="Text_20_body">оцінок. Кожному показнику в такому випадку виставляється оцінка за 10-ти</text:p>
      <text:p text:style-name="Text_20_body"><text:soft-page-break/>бальною шкалою (зразок додаток Б, табл. Б.3).</text:p>
      <text:p text:style-name="Text_20_body">Наявність порівняльних таблиць є обов’язковою.</text:p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Text_20_body"/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Text_20_body"/>
      <text:p text:style-name="Text_20_body"/>
      <text:p text:style-name="Text_20_body"/>
      <text:h text:style-name="P62" text:outline-level="1"><text:bookmark-start text:name="__RefHeading___Toc980_3303768888"/>модел<text:span text:style-name="T19">ь</text:span> бази даних<text:bookmark-end text:name="__RefHeading___Toc980_3303768888"/></text:h>
      <text:p text:style-name="Text_20_body"><text:bookmark-start text:name="__RefHeading__4612_298259571"/>Другий розділ (10-15 стор.) повинен містити опис моделі бази даних. Для<text:bookmark-end text:name="__RefHeading__4612_298259571"/></text:p>
      <text:p text:style-name="Text_20_body">початку необхідно надати концептуальну модель, яка в загальних рисах показує</text:p>
      <text:p text:style-name="Text_20_body">основні елементи БД та їх взаємозв’язок. У ній необхідно провести детальний</text:p>
      <text:p text:style-name="Text_20_body">аналіз проблеми керування ресурсами обраного об’єкта. Виділити об’єкти</text:p>
      <text:p text:style-name="Text_20_body">(сутності) проекту та їхньої властивості (атрибути). Описати необхідні зв’язки</text:p>
      <text:p text:style-name="Text_20_body">між об’єктами. Концентрований підсумок концептуальної моделі подається</text:p>
      <text:p text:style-name="Text_20_body">через побудову ER-моделі (моделі “сутність-зв’язок”) бази даних, що</text:p>
      <text:p text:style-name="Text_20_body">розробляється.</text:p>
      <text:p text:style-name="Text_20_body">Схему ER-моделі можна виконувати в інтегрованих середовищах</text:p>
      <text:p text:style-name="Text_20_body">візуального моделювання із використанням діаграмних технологій (стандарти</text:p>
      <text:p text:style-name="Text_20_body">IDEF, ARIS, UML). Якщо схеми перевищують розмір аркушу вони виносяться у</text:p>
      <text:p text:style-name="Text_20_body">додатки. Кожен структурний блок схеми має бути описаним у текстовій формі.</text:p>
      <text:p text:style-name="Text_20_body">Схеми мають всебічно ілюструвати структуру системи.</text:p>
      <text:p text:style-name="Text_20_body">Зразок схеми наведено в додатку В на рис. В.1</text:p>
      <text:p text:style-name="Text_20_body">Далі необхідно подати логіку перетворення концептуальної моделі в</text:p>
      <text:p text:style-name="Text_20_body">даталогічну модель. Розділ повинен містити опис процесу створення бази даних</text:p>
      <text:p text:style-name="Text_20_body">та її базових таблиць за допомогою мови визначення даних. Дати обґрунтування</text:p>
      <text:p text:style-name="Text_20_body">ефективності бази даних шляхом приведення її до нормальної форми <text:soft-page-break/>(не нижче</text:p>
      <text:p text:style-name="Text_20_body">третьої нормальної форми). Детально описати процес створення бази даних та її</text:p>
      <text:p text:style-name="Text_20_body">таблиць (не менш чотирьох) за допомогою коду Transact-SQL, описуючи при</text:p>
      <text:p text:style-name="Text_20_body">цьому установки та обмеження, що накладаються на різні об’єкти бази даних</text:p>
      <text:p text:style-name="Text_20_body">для забезпечення цілісності даних. Крім цього, необхідно описати застосування</text:p>
      <text:p text:style-name="Text_20_body">коду Transact-SQL для визначення атрибутів таблиць та їхніх доменів,</text:p>
      <text:p text:style-name="Text_20_body">призначення первинних ключів таблиць, призначення зовнішніх ключів івстановлення за їхньою допомогою зв’язків між таблицями, застосування</text:p>
      <text:p text:style-name="Text_20_body">стандартних значень і правил для захисту від внесення в базу даних некоректної</text:p>
      <text:p text:style-name="Text_20_body">інформації. За допомогою редактора діаграм створити діаграму, котра має</text:p>
      <text:p text:style-name="Text_20_body">вміщувати всі таблиці бази даних, їхні атрибути, ключі і зв’язки між ними.</text:p>
      <text:p text:style-name="Text_20_body">Приклад схеми реляційної БД та структура таблиць БД наводиться в</text:p>
      <text:p text:style-name="Text_20_body">додатку Г (фрагмент опису табл. Г.4-Г.5).</text:p>
      <text:p text:style-name="Text_20_body">Окремим пунктом необхідно описати проектування бізнес-логіки роботи</text:p>
      <text:p text:style-name="Text_20_body">інформаційної системи на боці СУБД. Відповідно до технічного завдання і</text:p>
      <text:p text:style-name="Text_20_body">визначених в ньому вимог до системи, які повинні бути реалізовані на боці</text:p>
      <text:p text:style-name="Text_20_body">СУБД, необхідно описати тригери, збережені процедури та необхідні складні</text:p>
      <text:p text:style-name="Text_20_body">транзакції. Реалізацію кожного об’єкту подати за допомогою коду Transact-SQL.</text:p>
      <text:p text:style-name="Text_20_body"><text:soft-page-break/>Алгоритмічна частина тригерів та збережених процедур повинна бути описана з</text:p>
      <text:p text:style-name="Text_20_body">поясненням використаних формул та підкріплена блок-схемами (приклад</text:p>
      <text:p text:style-name="Text_20_body">наведено у Додатку Д).</text:p>
      <text:h text:style-name="Heading_20_2" text:outline-level="2"><text:bookmark-start text:name="__RefHeading__4614_298259571"/>_____________________________________________________<text:bookmark-end text:name="__RefHeading__4614_298259571"/></text:h>
      <text:p text:style-name="P46"/>
      <text:p text:style-name="P46"/>
      <text:p text:style-name="P46"/>
      <text:p text:style-name="P46"/>
      <text:p text:style-name="P53"/>
      <text:h text:style-name="Heading_20_2" text:outline-level="2"><text:bookmark-start text:name="__RefHeading__4616_298259571"/>_____________________________________________________<text:bookmark-end text:name="__RefHeading__4616_298259571"/></text:h>
      <text:p text:style-name="P43"/>
      <text:p text:style-name="P43"/>
      <text:p text:style-name="P43"/>
      <text:p text:style-name="P43"/>
      <text:p text:style-name="P43"/>
      <text:h text:style-name="Heading_20_2" text:outline-level="2"><text:bookmark-start text:name="__RefHeading__4618_298259571"/>_____________________________________________________<text:bookmark-end text:name="__RefHeading__4618_298259571"/></text:h>
      <text:p text:style-name="P38"/>
      <text:p text:style-name="P39"/>
      <text:p text:style-name="P39"/>
      <text:p text:style-name="P39"/>
      <text:p text:style-name="P39"/>
      <text:p text:style-name="P39"/>
      <text:h text:style-name="P62" text:outline-level="1"><text:bookmark-start text:name="__RefHeading___Toc982_3303768888"/>об’єкт<text:span text:style-name="T18">и</text:span> бази даних<text:bookmark-end text:name="__RefHeading___Toc982_3303768888"/></text:h>
      <text:p text:style-name="Text_20_body"><text:bookmark-start text:name="__RefHeading__4620_298259571"/>Третій розділ (10-15 стор.) повинний містити опис процесу створення<text:bookmark-end text:name="__RefHeading__4620_298259571"/></text:p>
      <text:p text:style-name="Text_20_body">об’єктів бази даних, за допомогою яких здійснюється процес перегляду і</text:p>
      <text:p text:style-name="Text_20_body">відновлення інформації, що в ній зберігається. У цьому розділі має бути</text:p>
      <text:p text:style-name="Text_20_body">наведений опис представлень, які виконують функції перегляду даних з базових</text:p>
      <text:p text:style-name="Text_20_body">таблиць проекту та процес їх створення у вибраній СУБД; процес створення</text:p>
      <text:p text:style-name="Text_20_body">збережених процедур, що зберігається в базі даних; тригерів для обробки подій</text:p>
      <text:p text:style-name="Text_20_body">бази даних.</text:p>
      <text:p text:style-name="Text_20_body">Також, розділ містить опис структури інтерфейсу системи та засобів, які</text:p>
      <text:p text:style-name="Text_20_body">було використано в процесі реалізації функцій системи, обов‘язково наводиться</text:p>
      <text:p text:style-name="Text_20_body">перелік звітних форм системи та посилання на їх зразки в додатках. Ця частина</text:p>
      <text:p text:style-name="Text_20_body">роботи виконується студентами під час паралельного вивчення дисципліни</text:p>
      <text:p text:style-name="Text_20_body">“Веб-програмування”. В курсовій роботі описується тільки результат роботи з</text:p>
      <text:p text:style-name="Text_20_body">програмування інтерфейсу та використані виклики до БД.</text:p>
      <text:p text:style-name="Text_20_body">Останнійм пунктом розділу описуються результати тестування об’єктів</text:p>
      <text:p text:style-name="Text_20_body">бази даних.</text:p>
      <text:h text:style-name="Heading_20_2" text:outline-level="2"><text:bookmark-start text:name="__RefHeading__4622_298259571"/>_____________________________________________________<text:bookmark-end text:name="__RefHeading__4622_298259571"/></text:h>
      <text:p text:style-name="P44"/>
      <text:p text:style-name="Text_20_body"/>
      <text:h text:style-name="Heading_20_2" text:outline-level="2"><text:bookmark-start text:name="__RefHeading__4624_298259571"/><text:soft-page-break/>_____________________________________________________<text:bookmark-end text:name="__RefHeading__4624_298259571"/></text:h>
      <text:p text:style-name="P41"/>
      <text:p text:style-name="P42"/>
      <text:p text:style-name="P45"/>
      <text:p text:style-name="P40"/>
      <text:h text:style-name="P62" text:outline-level="1" text:is-list-header="true"><text:bookmark-start text:name="__RefHeading__4626_298259571"/>Висновки<text:bookmark-end text:name="__RefHeading__4626_298259571"/></text:h>
      <text:list xml:id="list2177085402" text:style-name="L1">
        <text:list-item>
          <text:p text:style-name="P63">____________________________________________________________</text:p>
        </text:list-item>
        <text:list-item>
          <text:p text:style-name="P63">____________________________________________________________</text:p>
        </text:list-item>
        <text:list-item>
          <text:p text:style-name="P63">____________________________________________________________</text:p>
        </text:list-item>
        <text:list-item>
          <text:p text:style-name="P63">____________________________________________________________</text:p>
        </text:list-item>
        <text:list-item>
          <text:p text:style-name="P63">____________________________________________________________</text:p>
        </text:list-item>
        <text:list-item>
          <text:p text:style-name="P63"/>
        </text:list-item>
      </text:list>
      <text:h text:style-name="P62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4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3-18T12:41:43.247578077</dc:date>
    <meta:editing-duration>P2DT1H50M15S</meta:editing-duration>
    <meta:editing-cycles>122</meta:editing-cycles>
    <meta:generator>LibreOffice/6.4.6.2$Linux_X86_64 LibreOffice_project/40$Build-2</meta:generator>
    <meta:document-statistic meta:table-count="2" meta:image-count="0" meta:object-count="0" meta:page-count="14" meta:paragraph-count="203" meta:word-count="1216" meta:character-count="10465" meta:non-whitespace-character-count="9258"/>
  </office:meta>
</office:document-meta>
</file>